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1.0563in"/>
    </style:style>
    <style:style style:name="co3" style:family="table-column">
      <style:table-column-properties fo:break-before="auto" style:column-width="1.048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00ff2c"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-bottom="0.74pt solid #000000" fo:background-color="#00ff2c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&gt;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4-9 sept)</text:p>
          </table:table-cell>
          <table:table-cell office:value-type="string" calcext:value-type="string">
            <text:p>3 (11-15 sept)</text:p>
          </table:table-cell>
          <table:table-cell office:value-type="string" calcext:value-type="string">
            <text:p>4 (18-22 sept)</text:p>
          </table:table-cell>
          <table:table-cell office:value-type="string" calcext:value-type="string">
            <text:p>5 (25-29 sept)</text:p>
          </table:table-cell>
          <table:table-cell office:value-type="string" calcext:value-type="string">
            <text:p>6 (2-6 okt)</text:p>
          </table:table-cell>
          <table:table-cell office:value-type="string" calcext:value-type="string">
            <text:p>7 (9-13 okt)</text:p>
          </table:table-cell>
          <table:table-cell office:value-type="string" calcext:value-type="string">
            <text:p>8 (23-27 okt)</text:p>
          </table:table-cell>
          <table:table-cell office:value-type="string" calcext:value-type="string">
            <text:p>9 (30 oct – 3 nov)</text:p>
          </table:table-cell>
          <table:table-cell/>
        </table:table-row>
        <table:table-row table:style-name="ro1">
          <table:table-cell office:value-type="string" calcext:value-type="string">
            <text:p>wireframe</text:p>
          </table:table-cell>
          <table:table-cell table:number-columns-repeated="2"/>
          <table:table-cell table:style-name="ce1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temap</text:p>
          </table:table-cell>
          <table:table-cell table:number-columns-repeated="3"/>
          <table:table-cell table:style-name="ce1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2"/>
          <table:table-cell table:style-name="ce1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eel ontwerp</text:p>
          </table:table-cell>
          <table:table-cell table:number-columns-repeated="3"/>
          <table:table-cell table:style-name="ce1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 van aanpak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 van eisen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ebsite in html en css</text:p>
          </table:table-cell>
          <table:table-cell table:number-columns-repeated="4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alle opmaak in css</text:p>
          </table:table-cell>
          <table:table-cell table:number-columns-repeated="4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1x doctype, html,</text:p>
            <text:p>Head,body tags</text:p>
          </table:table-cell>
          <table:table-cell table:number-columns-repeated="4"/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pagina</text:p>
          </table:table-cell>
          <table:table-cell table:number-columns-repeated="4"/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w (min 5 vragen)</text:p>
          </table:table-cell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htergrond info</text:p>
            <text:p>Over jezelf</text:p>
          </table:table-cell>
          <table:table-cell table:number-columns-repeated="2"/>
          <table:table-cell table:style-name="ce11"/>
          <table:table-cell/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ina voor latere</text:p>
            <text:p>Projecten</text:p>
          </table:table-cell>
          <table:table-cell table:number-columns-repeated="4"/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al media (github)</text:p>
          </table:table-cell>
          <table:table-cell table:number-columns-repeated="4"/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1 plaatje</text:p>
          </table:table-cell>
          <table:table-cell table:number-columns-repeated="4"/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1 video</text:p>
          </table:table-cell>
          <table:table-cell table:number-columns-repeated="4"/>
          <table:table-cell table:style-name="Default"/>
          <table:table-cell table:style-name="ce1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1 formulier</text:p>
          </table:table-cell>
          <table:table-cell table:number-columns-repeated="5"/>
          <table:table-cell table:style-name="ce1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1 tabel</text:p>
          </table:table-cell>
          <table:table-cell table:number-columns-repeated="5"/>
          <table:table-cell table:style-name="ce1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Default" table:number-columns-repeated="9"/>
          <table:table-cell table:style-name="Default" office:value-type="string" calcext:value-type="string">
            <text:p>Inleveren</text:p>
            <text:p>Alles</text:p>
          </table:table-cell>
          <table:table-cell office:value-type="string" calcext:value-type="string">
            <text:p>presenteren</text:p>
          </table:table-cell>
        </table:table-row>
        <table:table-row table:style-name="ro2">
          <table:table-cell table:style-name="Default" table:number-columns-repeated="9"/>
          <table:table-cell table:style-name="ce5" office:value-type="string" calcext:value-type="string">
            <text:p><text:span text:style-name="T1">Vrijdagavond 3</text:span></text:p>
            <text:p><text:span text:style-name="T1">november 23:59 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0:08:17.397436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55:42.288015757</meta:creation-date>
    <dc:date>2023-10-25T10:09:01.077549675</dc:date>
    <meta:editing-duration>PT1H3M28S</meta:editing-duration>
    <meta:editing-cycles>14</meta:editing-cycles>
    <meta:generator>LibreOffice/7.6.2.1$Linux_X86_64 LibreOffice_project/60$Build-1</meta:generator>
    <meta:document-statistic meta:table-count="1" meta:cell-count="63" meta:object-count="0"/>
  </office:meta>
</office:document-meta>
</file>